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 style:text-underline-style="none"/>
    </style:style>
    <style:style style:name="T9" style:family="text">
      <style:text-properties style:text-line-through-style="none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7_8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December 1887</text:p>
      <text:p text:style-name="P2">Month<text:tab/><text:tab/><text:tab/><text:tab/><text:tab/><text:tab/>December</text:p>
      <text:p text:style-name="P2">Year<text:tab/><text:tab/><text:tab/><text:tab/><text:tab/><text:tab/>1887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Pharise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[Note: The number "74" is written in pencil and circled in the top right corner of the page.]</text:p>
      <text:p text:style-name="P5">A defense of the Pharisees/</text:p>
      <text:p text:style-name="P5">Dec. 87/</text:p>
      <text:p text:style-name="P5">It was lengthened &amp; improved in delivering it/</text:p>
      <text:p text:style-name="P5"/>
      <text:p text:style-name="P4">[Page 1]</text:p>
      <text:p text:style-name="P4">Brethren. <text:s/>The Synagogue is not the arena/ of polemics <text:span text:style-name="T1">and</text:span><text:span text:style-name="T4"> and during my long ministration I have endeavoured to render it a vehicle of instruction, as God has given me to understand duty. <text:s/>I solemnly declare, once for all,/ that denunciations </text:span><text:span text:style-name="T1">from here</text:span><text:span text:style-name="T4"> hurled from hence at the recreancy/ of Jews, are not the gratification of vulgar </text:span><text:span text:style-name="T1">spite</text:span><text:span text:style-name="T4"> personalities./ <text:s/>They are not in the least </text:span><text:span text:style-name="T1">another</text:span><text:span text:style-name="T4">, the indulgence of a rankling ill-will/ against any whom I </text:span><text:span text:style-name="T1">consider</text:span><text:span text:style-name="T4"> deem inimical to the principles/ by which I live. <text:s/>I condemn desertions from the faith </text:span><text:span text:style-name="T1">what I consider such,</text:span><text:span text:style-name="T4">, but </text:span><text:span text:style-name="T1">personal</text:span><text:span text:style-name="T4">/ hatred does not harbor </text:span><text:span text:style-name="T1">in</text:span><text:span text:style-name="T4"> in my breast. <text:s/>It is foreign to my nature. <text:s/>Besides; my/ course is nearly run; I have nothing to gain by trying/ to win a victory over religious antagonists, and secure/ by my public utterances, the plaudits of the very few who share my sentiments;/ </text:span><text:span text:style-name="T1">by my public utterances,</text:span><text:span text:style-name="T4"> nor do I, at my age and/ after so many ineffectual trials to raise the stand-/-ard of traditional Judaism aloft, have a wish to engage/ in exciting controversies. <text:s/>I know but too well,/ that, as it was thrown in my teeth last Monday, and as told </text:span><text:span text:style-name="T1">for</text:span><text:span text:style-name="T4"> to my vexation by Eastern correspondents of </text:span><text:span text:style-name="T1">a</text:span><text:span text:style-name="T4"> Western Weeklies,/ I represent a cause which, to all appearances, has/ no longer a hold on the American born; that, barring/ some rare exceptions, I can boast of no following/ even among those, who see fit still to retain my/ ministerial services. <text:s/></text:span><text:span text:style-name="T1">Too</text:span><text:span text:style-name="T4"> It is </text:span><text:soft-page-break/><text:span text:style-name="T4">sadly humiliating</text:span><text:span text:style-name="T1">ly</text:span><text:span text:style-name="T4"> but true./</text:span></text:p>
      <text:p text:style-name="P6"/>
      <text:p text:style-name="P6">[Page 2]</text:p>
      <text:p text:style-name="P4"><text:span text:style-name="T4">If I refer this day to another man's pulpit/ speaking, </text:span><text:span text:style-name="T1">it is</text:span><text:span text:style-name="T4"> I do so to place myself aright before my/ congregants and vindicate </text:span><text:span text:style-name="T1">no</text:span><text:span text:style-name="T4"> offended history. <text:s/>Indeed,/ this duty also I would </text:span><text:span text:style-name="T1">also</text:span><text:span text:style-name="T4"> refrain from performing,/ lest I give room to apprehensions, </text:span><text:span text:style-name="T1">to the idea</text:span><text:span text:style-name="T4"> lest I arouse the thoughts that/ petty jealousy dictates my words, were it not/ that some who attend the Synagogue in which I/ chant prayers and </text:span><text:span text:style-name="T1">deliver</text:span><text:span text:style-name="T4"> talk lectures, frequent "temples"/ while I am misrepresented and where facts are inexcu-/-sably distorted. <text:s/>We may lament that the secular/ press should be made the vehicle for conveying im-/-ressions derogatory to the character of the custodians/ of our belief, but I shall not retaliate. <text:s/>I would not,/ at any pride, let the Christian world construe re-/futations and rejoinders into clerical quarrels. <text:s/>Enough that we are aware of the sore plague of </text:span><text:span text:style-name="T1">ritual</text:span><text:span text:style-name="T4"> Jewish divisions. <text:s/>But/ those who habitually listen to me from this desk,/ must do me justice. <text:s/>They will have observed/ how destitute of truth was the assertion that I "com-/pared to Antiochus Epiphanes"--the arch fiend who/ vowed to exterminate Judaism--my brethren "who do/ not keep three separate sets of dishes, one for/ milk diets, one for meat diets and one for the/</text:span></text:p>
      <text:p text:style-name="P6"/>
      <text:p text:style-name="P6">[Page 3]</text:p>
      <text:p text:style-name="P4"><text:span text:style-name="T4">Passover Feast," and likewise "because commer-/-cial travellers[sic!]" among my coreligionists "do not/ carry, in addition to their three or four trunks, one/ more yet, that shall contain a little miniature/ kitchen with </text:span><text:span text:style-name="T5">Kosher</text:span><text:span text:style-name="T6"> supplies for a three months'/ trip." <text:s/>Refresh your memories, brethren; you will/ recall this fact. <text:s/>On the Sabbath commemorative of/ the deeds of the heroic Maccabees, I implored Israelites/ to honor the unselfishness of their old defenders, by/ the rehabilitation of Mosaic ordinances for the perpe-/-tuation of which Mattathias and his gallant sons/ staked their lives. <text:s/>I called friends of the Asmoneans those who strive to eternize the Torah, and enemies of the Asmoneans those who deliberately repudiate it. <text:s/>I was asked for but declined the/ full publication of my discourse, for my ambition never/ ran high, still from synopses inserted in various/ papers, Philadelphians may judge how well follow-/-ed was the subject brought forward </text:span><text:span text:style-name="T2">last Sunday</text:span><text:span text:style-name="T6"> the first day of this week with a view/ to expose me to disgrace as an unmitigated bigot,/ and to ridicule me, as incapable of distinguishing between/ essentials in our religion, and matters of secondary/ importance; to make me a laughing stock in the presence of a thronged attend-/-ance at Sunday-services in our city, an assemblage who doubt-/less will have learnt to consider me a dullard far behind the age. <text:s/></text:span><text:span text:style-name="T2">Enough</text:span><text:span text:style-name="T6"> But, no more of this./</text:span></text:p>
      <text:p text:style-name="P7"/>
      <text:p text:style-name="P7">[Page 4]</text:p>
      <text:p text:style-name="P4"><text:span text:style-name="T6">Pained as I naturally felt at reading myself/ in the </text:span><text:span text:style-name="T5">Ledger</text:span><text:span text:style-name="T6"> the butt of contempt, I was most deep-/-ly chagrined to see </text:span><text:span text:style-name="T2">Israel's</text:span><text:span text:style-name="T6"> my people's history maligned beyond/ measure, as </text:span><text:span text:style-name="T2">means</text:span><text:span text:style-name="T6"> a medium to extol the founder of Christianity/ and applaud</text:span><text:span text:style-name="T2">ing</text:span><text:span text:style-name="T6"> his alleged mission. <text:s/>What the/ man of Nazareth really was; what he attempted to do, and/ the consequences of his endeavours, are points that/ I deem </text:span><text:span text:style-name="T2">it</text:span><text:span text:style-name="T6"> inappropriate to discuss in a house devoted/ to the </text:span><text:span text:style-name="T2">service</text:span><text:span text:style-name="T6"> worship of Israel's God. <text:s/>I contend that/ to tell Jews their duties, even at the risk of be-/-coming unpopular; to furnish the young with/ instruction in their past, and fit them as sincere/ upholders of their belief in the future, should con-/-stitute the purport of pulpit teachings in Syna-/-gogues. <text:s/>Our neighbors of another creed, have men/ who expound the origin and doctrine </text:span><text:span text:style-name="T2">and the origin</text:span><text:span text:style-name="T6"> of the Church./ <text:s/>But when a Hebrew preacher, </text:span><text:span text:style-name="T2">A</text:span><text:span text:style-name="T6"> catching the spirit/ of the New Testament which calls the Pharisees "serpents and vipers,"/ gives his sanction to those </text:span><text:span text:style-name="T2">offensive</text:span><text:span text:style-name="T6"> ignominious appellations, and/ when he moreover pictures the materialistic Saddu-/-cees, as the exponents of the culture of the time,/ I must caution my Congregants against views that are/</text:span></text:p>
      <text:p text:style-name="P7"/>
      <text:p text:style-name="P7">[Page 5]</text:p>
      <text:p text:style-name="P7">unjewish, untrue, and heretical./</text:p>
      <text:p text:style-name="P4"><text:soft-page-break/><text:span text:style-name="T6">I </text:span><text:span text:style-name="T2">should</text:span><text:span text:style-name="T6"> would repeat myself, if I undertook to explain/ in details the nature of the three sects existing/ in Judea, during the latter part of the second com-/-monwealth, for it may be remembered that in/ the course of my post-biblical series, which I hope/ to resume, I offered all the information that I could/ reliably draw about the Essenes, the Sadduccees and/ Pharisees. <text:s/>Those who heard me then know that/ the first named were never numerous, and their asce-/-tisism, ill according with the religion of Moses which/ is eminently practical, must have sprung from/ the mistaken idea that to shun the corruption fos-/-tered by Roman domination, a life of retirement/ and voluntary privations was virtue. <text:s/>The very/ opposite of the Essenes were the Sadducees. <text:s/>They re-/-presented, not the culture--as asserted--but the depraved notions of the time./ <text:s/>They did not leave testimonies of their intellectual powers; we only meet with their disputations regarding traditions not spiritual advancement predicated on the belief in an all-seeing and perfect Judge./ <text:s/>Pleasure seeking was to them the aim of existence, </text:span><text:span text:style-name="T2">for</text:span><text:span text:style-name="T6">/ for they held that God is too exalted to take cognizance of human affairs, and that beyond the grave eternal silence alone has dominion./ <text:s/>No reckoning of our deeds, no remorse for a mispent[sic!]/ life, no joys for virtues practised. <text:s/>Punctilius[sic!] were/ </text:span><text:span text:style-name="T2">they</text:span><text:span text:style-name="T6"> the Sadducees about the letter of the Law in support of their skepticism, but they cared </text:span><text:span text:style-name="T2">they cared not for its spirit.</text:span><text:span text:style-name="T6"> nothing for the inner sense of Holy Writ./</text:span></text:p>
      <text:p text:style-name="P4"><text:span text:style-name="T6"/></text:p>
      <text:p text:style-name="P4"><text:span text:style-name="T6">[Page 6]</text:span></text:p>
      <text:p text:style-name="P4"><text:span text:style-name="T6">Those epicureans; deniers of a hereafter,/ could not entertain fellow-feelings for the poor/ and the lowly stationed, and they were deservedly dis-/-liked by the multitudes. <text:s/>The Pharisee, on the con-/-trary, exercised great influence over the masses, be-/-cause they were the friends </text:span><text:span text:style-name="T2">of the</text:span><text:span text:style-name="T6"> of their fellow-beings humbly situated,/ &amp; sought their elevation, &amp; infused into their souls fortitude/ in sorrow; gratitude for Providential favors./ <text:s/>The Pharisees taught that there is an eye which is/ never closed over our actions, an ear</text:span><text:span text:style-name="T2">s</text:span><text:span text:style-name="T6"> ever opened/ to the cry of oppression, a book in which all/ we do is registered, and that a strict account will/ be asked, verily: None have ever been more </text:span><text:span text:style-name="T2">maligned</text:span><text:span text:style-name="T6"> calumniated/ than the conservators of the oral interpretations/ of the Scriptures, yet to them we owe all which/ is of value</text:span><text:span text:style-name="T2">able</text:span><text:span text:style-name="T6"> after the closing of the sacred canon;/ such sublime maxims as embodied in Aboth, or/ the Ethics of the fathers, such a civil and criminal legislation as/ incorporated in the Talmud, and before which the/ twelve tables and the [?] of the Romans/ lose their prestige; such astronomical calculations as/ reflected in a calendar marvellous[sic!] in its construction and utility./</text:span></text:p>
      <text:p text:style-name="P4"><text:span text:style-name="T6"/></text:p>
      <text:p text:style-name="P4"><text:span text:style-name="T6">[Page 7]</text:span></text:p>
      <text:p text:style-name="P4"><text:span text:style-name="T6">A person must deliberately wipe out from/ our annals, the names of a Simeon the Just,/ of a Hillel the meek teacher of a Johanna ben/ Zaccha</text:span><text:span text:style-name="T7">ï</text:span><text:span text:style-name="T8">, the </text:span><text:span text:style-name="T3">restorer</text:span><text:span text:style-name="T8"> guardian angel of our </text:span><text:span text:style-name="T3">sacred lore nationality</text:span><text:span text:style-name="T8"> academical lore, the names of/ hosts of Sages, and moralists, and historians and chiefs/ of Academies; he must ignore centuries of mental/ activity who decries the Pharisees as foes to progress,/ making life "one constant burden," denying it all joys./ <text:s/>While the Grecian </text:span><text:span text:style-name="T3">[?] for</text:span><text:span text:style-name="T8"> philosophy with which the/ Sadducees were permeated produced no good, and the ex-/-travagant </text:span><text:span text:style-name="T9">pietism</text:span><text:span text:style-name="T8"> of the Essenes, yielded no advantage,/ the learning and sagacity of the Pharisees have given/ us a literature which forms even now the study/ of archaeologists, philologists lexicographers and scientists. <text:s/>But/ more than that we do owe the Pharisees. <text:s/>We are in-/-debted to them for the Synagogue, which has maintained/ us alive through an unparalleled dispersion, for/ the correct understanding of the unpunctuated Torah,/ for national prayers, for home worship, fastening/ </text:span><text:span text:style-name="T3">the</text:span><text:span text:style-name="T8"> family ties, and promoting those domestic vir-/-tues, which were wont to form our well founded/ boast, but which, alas! are being cast away./</text:span></text:p>
      <text:p text:style-name="P4"><text:span text:style-name="T8"/></text:p>
      <text:p text:style-name="P4"><text:span text:style-name="T8">[Page 8]</text:span></text:p>
      <text:p text:style-name="P4"><text:span text:style-name="T8">There were hypocrites among the Pharisees,--and/ I wonder if </text:span><text:span text:style-name="T3">modern</text:span><text:span text:style-name="T8"> our liberal "Reformers" claim exemption from/ that sin--but the Talmud which is essentially the/ work of Phariseism, points to such with a finger of/ scorn. <text:s/>It enumerates several kinds of imposters in/ their ranks, and does not spare them, but exposes/ their falsity as </text:span><text:span text:style-name="T3">found</text:span><text:span text:style-name="T8"> unequivocally as the man of Naza-/-reth when he reproached </text:span><text:soft-page-break/><text:span text:style-name="T8">his contemporaries for making/ their phylacteries broad, and enlarging the board/ of their garments, in order to gain the uppermost rooms at/ feasts, and the Chief seats in the Synagogues, and/ receive greetings in the markets, and be called "Rabbis/ Rabbi". <text:s/>It is the Talmudists who declare, that/ among those </text:span><text:span text:style-name="T3">whom</text:span><text:span text:style-name="T8"> against whom the portals of heaven will be found shut, are/ [Hebrew] the sect of hypocrites./</text:span></text:p>
      <text:p text:style-name="P4"><text:span text:style-name="T8">In sorrow, not in anger, I say it. <text:s/>The fruit</text:span><text:span text:style-name="T3">s</text:span><text:span text:style-name="T8"> of Western/ planting has been now engrafted also on our tree. <text:s/>I/ am made to </text:span><text:span text:style-name="T3">swallow their</text:span><text:span text:style-name="T8"> taste its bitterness </text:span><text:span text:style-name="T3">taste</text:span><text:span text:style-name="T8">, and the field/ which Israel's sages have cultivated would become/ poisoned therewith, were it not that history and/ truth are the Cherubim keeping it, and thrusting/ back intruders. <text:s/>And so may it always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01T15:27:59.95</meta:creation-date>
    <dc:date>2012-08-02T11:48:29.84</dc:date>
    <dc:creator>Penn Libraries</dc:creator>
    <meta:editing-duration>PT00H59M28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939" meta:character-count="12050"/>
  </office:meta>
</office:document-meta>
</file>